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ext-autospace="none"/>
      <style:text-properties fo:color="#000000" style:font-name="Courier New" fo:font-size="7pt" style:font-name-asian="Courier New" style:font-size-asian="7pt" style:font-name-complex="Courier New" style:font-size-complex="7pt"/>
    </style:style>
    <style:style style:name="P2" style:family="paragraph" style:parent-style-name="Standard">
      <style:paragraph-properties style:text-autospace="none"/>
      <style:text-properties fo:color="#000000" style:font-name="Times New Roman" fo:font-size="14pt" fo:language="en" fo:country="US" fo:font-weight="bold" style:font-name-asian="Courier New" style:font-size-asian="14pt" style:font-weight-asian="bold" style:font-name-complex="Courier New" style:font-size-complex="14pt" style:font-weight-complex="bold"/>
    </style:style>
    <style:style style:name="P3" style:family="paragraph" style:parent-style-name="Standard">
      <style:paragraph-properties fo:text-align="center" style:justify-single-word="false" style:text-autospace="none"/>
      <style:text-properties fo:color="#000000" style:font-name="Times New Roman" fo:font-size="18pt" fo:language="en" fo:country="US" fo:font-weight="bold" style:font-name-asian="Courier New" style:font-size-asian="18pt" style:font-weight-asian="bold" style:font-name-complex="Courier New" style:font-size-complex="18pt" style:font-weight-complex="bold"/>
    </style:style>
    <style:style style:name="P4" style:family="paragraph" style:parent-style-name="Standard">
      <style:paragraph-properties fo:text-align="center" style:justify-single-word="false" style:text-autospace="none"/>
      <style:text-properties fo:color="#000000" style:font-name="Times New Roman" fo:font-size="16pt" fo:language="en" fo:country="US" fo:font-weight="bold" style:font-name-asian="Courier New" style:font-size-asian="16pt" style:font-weight-asian="bold" style:font-name-complex="Courier New" style:font-size-complex="16pt" style:font-weight-complex="bold"/>
    </style:style>
    <style:style style:name="P5" style:family="paragraph" style:parent-style-name="Standard">
      <style:paragraph-properties style:text-autospace="none"/>
      <style:text-properties fo:font-size="7pt" style:font-size-asian="7pt" style:font-size-complex="7pt"/>
    </style:style>
    <style:style style:name="P6" style:family="paragraph" style:parent-style-name="Standard">
      <style:paragraph-properties style:text-autospace="none"/>
      <style:text-properties fo:color="#000000" style:font-name="Courier New" fo:font-size="7pt" fo:language="en" fo:country="US" style:font-name-asian="Courier New" style:font-size-asian="7pt" style:font-name-complex="Courier New" style:font-size-complex="7pt"/>
    </style:style>
    <style:style style:name="P7" style:family="paragraph" style:parent-style-name="Standard">
      <style:paragraph-properties style:text-autospace="none"/>
      <style:text-properties fo:color="#000000" style:font-name="Courier New" fo:font-size="7pt" style:font-name-asian="Courier New" style:font-size-asian="7pt" style:font-name-complex="Courier New" style:font-size-complex="7pt"/>
    </style:style>
    <style:style style:name="P8" style:family="paragraph" style:parent-style-name="Standard">
      <style:paragraph-properties style:text-autospace="none"/>
      <style:text-properties fo:color="#000000" style:font-name="Times New Roman" fo:font-size="14pt" fo:language="en" fo:country="US" fo:font-weight="bold" style:font-name-asian="Courier New" style:font-size-asian="14pt" style:font-weight-asian="bold" style:font-name-complex="Courier New" style:font-size-complex="14pt" style:font-weight-complex="bold"/>
    </style:style>
    <style:style style:name="P9" style:family="paragraph" style:parent-style-name="Standard">
      <style:paragraph-properties style:text-autospace="none"/>
      <style:text-properties fo:color="#000000" style:font-name="Times New Roman" fo:font-size="10pt" fo:language="en" fo:country="US" fo:font-weight="normal" style:font-name-asian="Courier New" style:font-size-asian="10pt" style:font-weight-asian="normal" style:font-name-complex="Courier New" style:font-size-complex="10pt" style:font-weight-complex="normal"/>
    </style:style>
    <style:style style:name="P10" style:family="paragraph" style:parent-style-name="Standard">
      <style:paragraph-properties style:text-autospace="none"/>
      <style:text-properties style:font-name="Times New Roman" fo:font-size="10pt" fo:language="en" fo:country="US" fo:font-weight="normal" style:font-size-asian="10pt" style:font-weight-asian="normal" style:font-size-complex="10pt" style:font-weight-complex="normal"/>
    </style:style>
    <style:style style:name="T1" style:family="text">
      <style:text-properties fo:color="#000000" style:font-name="Courier New" style:font-name-asian="Courier New" style:font-name-complex="Courier New"/>
    </style:style>
    <style:style style:name="T2" style:family="text">
      <style:text-properties fo:color="#000000" style:font-name="Courier New" fo:language="en" fo:country="US" style:font-name-asian="Courier New" style:font-name-complex="Courier New"/>
    </style:style>
    <style:style style:name="T3" style:family="text">
      <style:text-properties fo:color="#000000" style:font-name-asian="Courier New" style:font-name-complex="Courier New"/>
    </style:style>
    <style:style style:name="T4" style:family="text">
      <style:text-properties fo:color="#000000" fo:font-weight="normal" style:font-name-asian="Courier New" style:font-weight-asian="normal" style:font-name-complex="Courier New" style:font-weight-complex="normal"/>
    </style:style>
    <style:style style:name="T5" style:family="text">
      <style:text-properties fo:color="#0000ff" style:font-name="Courier New" fo:language="en" fo:country="US" style:font-name-asian="Courier New" style:font-name-complex="Courier New"/>
    </style:style>
    <style:style style:name="T6" style:family="text">
      <style:text-properties fo:color="#0000ff" style:font-name="Courier New" style:font-name-asian="Courier New" style:font-name-complex="Courier New"/>
    </style:style>
    <style:style style:name="T7"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Yet Another Parser Generator</text:p>
      <text:p text:style-name="P4">Programmer's Guide</text:p>
      <text:p text:style-name="P2"/>
      <text:p text:style-name="P2"/>
      <text:p text:style-name="P2"/>
      <text:p text:style-name="P2">How to: Compile a grammar </text:p>
      <text:p text:style-name="P1"/>
      <text:p text:style-name="P1">//First off, we call GrammarParser.ParseGrammar and supply it with the path of the file contatining</text:p>
      <text:p text:style-name="P1">//the grammar's specification. The resulting Grammar object will contain all grammar-related</text:p>
      <text:p text:style-name="P1">//information which could have been read directly from the specification, <text:span text:style-name="T7">which means it will have</text:span></text:p>
      <text:p text:style-name="P6">//a fully set GrammarDefinition and LexerData and it will have initialized ParserData, setting it's</text:p>
      <text:p text:style-name="P6">//SymbolNames and ProductionOutline properties.</text:p>
      <text:p text:style-name="P5"><text:span text:style-name="T1">Ilist</text:span><text:span text:style-name="T5">&lt;</text:span><text:span text:style-name="T1">string</text:span><text:span text:style-name="T2">&gt;</text:span><text:span text:style-name="T6"> </text:span><text:span text:style-name="T1">warningMessages;</text:span></text:p>
      <text:p text:style-name="P1">Grammar grammar = GrammarParser.ParseGrammar(inputFile, out warningMessages);</text:p>
      <text:p text:style-name="P1"/>
      <text:p text:style-name="P1">//We then create an instace of GrammarProcessor and call it's ComputeTables method to compute the</text:p>
      <text:p text:style-name="P1">//action and goto tables of the parser. After this step, the ParserData property of the 'grammar'</text:p>
      <text:p text:style-name="P1">//has all the information needed to run a parser except for the compiled assembly of actions which</text:p>
      <text:p text:style-name="P1">//are to be taken when reducing symbols to nonterminals.</text:p>
      <text:p text:style-name="P1">GrammarProcessor processor = new GrammarProcessor();</text:p>
      <text:p text:style-name="P1">processor.ComputeTables(grammar);</text:p>
      <text:p text:style-name="P1"/>
      <text:p text:style-name="P1">// The GrammarCompiler takes care of compiling the action assembly and storing it in the grammar.</text:p>
      <text:p text:style-name="P1">GrammarCompiler compiler = new GrammarCompiler();</text:p>
      <text:p text:style-name="P1">compiler.CompileGrammarCode(grammar);</text:p>
      <text:p text:style-name="P1"/>
      <text:p text:style-name="P1">//Now we only serialize both LexerData and ParserData using this function call.</text:p>
      <text:p text:style-name="P1">grammar.WriteRuntimeDataToFile(outputFile);</text:p>
      <text:p text:style-name="P1"/>
      <text:p text:style-name="P1"/>
      <text:p text:style-name="P1"/>
      <text:p text:style-name="P2">How to: Parse a string</text:p>
      <text:p text:style-name="P1"/>
      <text:p text:style-name="P1">//If the lexer/parser data is stored in a file, we first read it either through</text:p>
      <text:p text:style-name="P1">//Grammars's or LexerData's or ParserData's static methods.</text:p>
      <text:p text:style-name="P1">LexerData lexerData;</text:p>
      <text:p text:style-name="P1">ParserData parserData;</text:p>
      <text:p text:style-name="P1">Grammar.ReadRuntimeDataFromFile(parserFile, out lexerData, out parserData);</text:p>
      <text:p text:style-name="P1"/>
      <text:p text:style-name="P1">//We then use the data we have to initialize both the lexer and the parser.</text:p>
      <text:p text:style-name="P1">Lexer lexer = new Lexer(lexerData);</text:p>
      <text:p text:style-name="P1">Parser parser = new Parser(parserData);</text:p>
      <text:p text:style-name="P1"/>
      <text:p text:style-name="P1">//Any time we want the lexer to start scanning a new string, we simply set</text:p>
      <text:p text:style-name="P1">//it's SourceString property.</text:p>
      <text:p text:style-name="P1">lexer.SourceString = input;</text:p>
      <text:p text:style-name="P1"/>
      <text:p text:style-name="P1">//After we have an initialized parser and a lexer that is fed with input,</text:p>
      <text:p text:style-name="P1">//we may call the parsers's Parse method to retrieve the result.</text:p>
      <text:p text:style-name="P1">Object userObject = ...</text:p>
      <text:p text:style-name="P1">Object result = parser.Parse(lexer, userObject);</text:p>
      <text:p text:style-name="P1"/>
      <text:p text:style-name="P1"/>
      <text:p text:style-name="P1"/>
      <text:p text:style-name="P2">How to: Use a custom lexer</text:p>
      <text:p text:style-name="P9"><text:tab/>Do the same as in How to: Compile a Grammar, but ignore the regular expression part when writing the grammar specification; just fill in the names of the terminals followed by the equals sign. This way GrammarParser.ParseGrammar will create a degenerate LexerData object, which we will ignore. You can then compute the grammar's tables using the GrammarProcessor as before and store the resulting ParserData object using, for example, ParserData.WriteToStream(Stream). Then you can write your own lexer which has to implement the ILexer interface. The lexer returns tokens in which the terminal symbol's identity is established by a numerical code. The codes for the grammar's terminal symbols range from 1 to the number of terminals defined. The terminals are numbered in the same order in which they were defined in the grammar specification. After the lexer has scanned all of it's input, it should return a token with symbol code 0 and set it's HasTokens property to false.</text:p>
      <text:p text:style-name="P9"/>
      <text:p text:style-name="P2">Understanding the internal classes</text:p>
      <text:p text:style-name="P10"><text:span text:style-name="T3"><text:tab/>The specification is read by the GrammarParser. The GrammarParser stores the result in three classes: the LexerData holds everything needed to tokenize input, GrammarCode contains the snippets of user code and GrammarDefinition contains the syntax related fields (symbol names, productions...). These three objects are used to initialize an instance of Grammar. Grammar has members for each of these classes and for ParserData, which will contatin data needed to parse and process the input. Some of ParserData's fields are filled in during the construction of the Grammar object. The rest of the its syntax related fields are filled in using GrammarProcessor and the final member holding the compiled Assembly of user actions is added by GrammarCompiler.</text:span></text:p>
      <text:p text:style-name="P10"><text:soft-page-break/><text:span text:style-name="T3"><text:tab/>The Grammar class can then write the runtime data (LexerData and ParserData) to a Stream, from which both objects can be deserialized at a later time. LexerData can be used to initialize a new instance of Lexer and ParserData can initialize a new instance of Parser. Both of these can then be used in tandem to tokenize, parse and process input (as seen abo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iří Maršík</meta:initial-creator>
    <meta:creation-date>2009-09-18T22:00:26.95</meta:creation-date>
    <dc:date>2011-07-08T01:04:39</dc:date>
    <dc:creator>Jiri Marsik</dc:creator>
    <meta:editing-duration>PT1H19M9S</meta:editing-duration>
    <meta:editing-cycles>5</meta:editing-cycles>
    <meta:generator>LibreOffice/3.3$Unix LibreOffice_project/330m19$Build-301</meta:generator>
    <meta:document-statistic meta:table-count="0" meta:image-count="0" meta:object-count="0" meta:page-count="2" meta:paragraph-count="42" meta:word-count="638" meta:character-count="4272"/>
    <meta:user-defined meta:name="Informace 1"/>
    <meta:user-defined meta:name="Informace 2"/>
    <meta:user-defined meta:name="Informace 3"/>
    <meta:user-defined meta:name="Informace 4"/>
  </office:meta>
</office:document-meta>
</file>